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8892" officeooo:paragraph-rsid="001d8892"/>
    </style:style>
    <style:style style:name="P2" style:family="paragraph" style:parent-style-name="Text_20_body">
      <style:text-properties officeooo:rsid="001fe912" officeooo:paragraph-rsid="001fe912"/>
    </style:style>
    <style:style style:name="P3" style:family="paragraph" style:parent-style-name="Title">
      <style:text-properties officeooo:rsid="001d8892" officeooo:paragraph-rsid="001d8892"/>
    </style:style>
    <style:style style:name="T1" style:family="text">
      <style:text-properties officeooo:rsid="001d9471"/>
    </style:style>
    <style:style style:name="T2" style:family="text">
      <style:text-properties officeooo:rsid="0024ed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rlaubnis zum Beitragen</text:p>
      <text:p text:style-name="P1"/>
      <text:p text:style-name="P1">Um zur Schul-Cloud beizutragen, schreiben Minderjährige Software. Da die Software der Schul-Cloud quelloffen ist und mit entsprechenden Lizenzen versehen, müssen die Minderjährigen Rechte an ihrer Software an die Weltbevölkerung abgeben. Das hat zur Folge, dass sie die Einverständnis Ihrer <text:span text:style-name="T2">rechtlichen Vertreter</text:span> benötigen, um diesen Akt rechtskräftig zu machen.</text:p>
      <text:p text:style-name="P2"/>
      <text:p text:style-name="P2">Github Account des Kindes:</text:p>
      <text:p text:style-name="P1"/>
      <text:p text:style-name="P1">Hiermit gestatte ich meinem Kind, <text:span text:style-name="T1">die Lizenz für seine Werke, die es bei der Schul-Cloud erstellt, selbst zu wählen.</text:span></text:p>
      <text:p text:style-name="P1"/>
      <text:p text:style-name="P1"/>
      <text:p text:style-name="P1"/>
      <text:p text:style-name="P1"/>
      <text:p text:style-name="P1">______________________________ <text:s text:c="8"/>_______________________________</text:p>
      <text:p text:style-name="P2">Ort, Datum <text:s text:c="50"/>Unterschrift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0:31:55.421000000</meta:creation-date>
    <dc:date>2017-08-03T11:03:54.063000000</dc:date>
    <meta:editing-duration>PT16M45S</meta:editing-duration>
    <meta:editing-cycles>6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6" meta:word-count="79" meta:character-count="670" meta:non-whitespace-character-count="539"/>
  </office:meta>
</office:document-meta>
</file>